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50%" fo:text-indent="-0.5in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5in" fo:margin-right="0in" fo:line-height="150%" fo:text-indent="-0.5in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orska, Danuta. “Anna Urbanowicz-Krowacka and Fiber Art.” <text:span text:style-name="T1">Woman’s Art Journal</text:span> Fall87/Winter88, v.8, no. 2 (November 1987): p38–43.</text:p>
      <text:p text:style-name="P2"/>
      <text:p text:style-name="P2">Bliss, Anne. <text:span text:style-name="T1">Rocky Mountain Dye Plants</text:span>. Johnson Publishing Co., 1976.</text:p>
      <text:p text:style-name="P2">———. <text:span text:style-name="T1">Weeds a Guide for Dyers and Herbalists</text:span>. Juniper House, 1978.</text:p>
      <text:p text:style-name="P2">Casselman, Karen Leigh. <text:span text:style-name="T1">Craft of the Dyer: Colour from Plants and Lichens</text:span>. Second. Dover Publications, 1993.</text:p>
      <text:p text:style-name="P2">Dean, Jenny. <text:span text:style-name="T1">Wild Color</text:span>. Watson-Guptill Publications, 1999.</text:p>
      <text:p text:style-name="P2">Fraser, Jean. <text:span text:style-name="T1">Traditional Scottish Dyes (Canongate)</text:span>. Canongate Books, 1998.</text:p>
      <text:p text:style-name="P2"/>
      <text:p text:style-name="P1">Goodwin, Jill. <text:span text:style-name="T1">A Dyer’s Manual</text:span>. Second. Ashmans Publications, 2003.</text:p>
      <text:p text:style-name="P1">Grae, Ida. <text:span text:style-name="T1">Nature’s Colors: Dyes from Plants</text:span>. Robin &amp; Russ Handweavers Inc, 1991.</text:p>
      <text:p text:style-name="P2"/>
      <text:p text:style-name="P2">Krochmal, Arnold. <text:span text:style-name="T1">The Complete Illustrated Book of Dyes from Natural Sources</text:span>. Garde, 1974.</text:p>
      <text:p text:style-name="P2">Las Aranas Spinners and Weavers Guild, Inc. <text:span text:style-name="T1">Dyeing with Natural Materials</text:span>. 2004 Edition. Albuquerque, NM: Las Aranas Spinners and Weavers Guild, Inc., n.d.</text:p>
      <text:p text:style-name="P2">Leadbeater, Eliza. <text:span text:style-name="T1">Handspinning</text:span>. Select Books, 1976.</text:p>
      <text:p text:style-name="P2">Lesch, Alma. <text:span text:style-name="T1">Vegetable Dyeing: 151 Color Recipes for Dyeing Yarns and Fabrics With Natural Materials</text:span>. Watson-Guptill Pubns, 1971.</text:p>
      <text:p text:style-name="P2">Rieske, Bill. <text:span text:style-name="T1">Navajo and Hopi Dyes</text:span>. Treasure Chest Books, 1994.</text:p>
      <text:p text:style-name="P2">———. <text:span text:style-name="T1">Navajo and Hopi Dyes</text:span>. Treasure Chest Books, 1994.</text:p>
      <text:p text:style-name="P2">Roberts, Theresa. “All About Woad &gt; Buy Woad - THE Blue Natural Dye &amp; Learn How to Dye with Woad &amp; Grow &amp; Extract the Pigment.” Accessed May 5, 2015. http://www.woad.org.uk/index.html.</text:p>
      <text:p text:style-name="P2">———. “Dyeing with Woad Using Spectralite.” Accessed May 5, 2015. http://www.woad.org.uk/html/chemical.html.</text:p>
      <text:p text:style-name="P2">———. “Safety Guidelines for Woad.” Accessed May 5, 2015. http://www.woad.org.uk/html/safety.html.</text:p>
      <text:p text:style-name="P2">———. “Trouble-Shooting for Dyeing with Woad by Teresinha Roberts.” Accessed May 5, 2015. http://www.woad.org.uk/html/faq.html.</text:p>
      <text:p text:style-name="P2">Sayres, Meghan. <text:span text:style-name="T1">Weaving Tapestry in Rural Ireland: Taipeis Gael, Donegal</text:span>. Atrium, 2007.</text:p>
      <text:p text:style-name="P2">“Section on Dye Plants,” n.d.</text:p>
      <text:p text:style-name="P2"/>
      <text:p text:style-name="P2">S<text:span text:style-name="T3">pinners, Las Aranas, and Inc Weavers Guild. </text:span><text:span text:style-name="T2">Dyeing with Natural Materials</text:span><text:span text:style-name="T3">. Earlier edition. Published by Las Aranas Spinners and Weavers, 1995.</text:span></text:p>
      <text:p text:style-name="P2"><text:span text:style-name="T3"/></text:p>
      <text:p text:style-name="P2">Young, Stella (ed). <text:span text:style-name="T1">Navajo Native Dyes: Their Preparation and Use.</text:span> Filter, 1978.</text:p>
      <text:p text:style-name="P2">———. <text:span text:style-name="T1">Navajo Native Dyes: Their Preparation and Use.</text:span> Filter, 19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6-13T20:23:43.11</dc:date>
    <dc:creator>jamie jamison</dc:creator>
    <meta:generator>OpenOffice/4.1.1$Win32 OpenOffice.org_project/411m6$Build-9775</meta:generator>
    <meta:editing-duration>PT1M33S</meta:editing-duration>
    <meta:editing-cycles>2</meta:editing-cycles>
    <meta:document-statistic meta:table-count="0" meta:image-count="0" meta:object-count="0" meta:page-count="1" meta:paragraph-count="23" meta:word-count="304" meta:character-count="2118"/>
  </office:meta>
</office:document-meta>
</file>